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ontAwesome" svg:font-family="FontAwesome" style:font-adornments="Regular" style:font-pitch="variable"/>
    <style:font-face style:name="FontAwesome1" svg:font-family="FontAwesom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0.3cm"/>
    </style:style>
    <style:style style:name="co5" style:family="table-column">
      <style:table-column-properties fo:break-before="auto" style:column-width="0.6cm"/>
    </style:style>
    <style:style style:name="co6" style:family="table-column">
      <style:table-column-properties fo:break-before="auto" style:column-width="2.327cm"/>
    </style:style>
    <style:style style:name="co7" style:family="table-column">
      <style:table-column-properties fo:break-before="auto" style:column-width="2.896cm"/>
    </style:style>
    <style:style style:name="co8" style:family="table-column">
      <style:table-column-properties fo:break-before="auto" style:column-width="1.014cm"/>
    </style:style>
    <style:style style:name="co9" style:family="table-column">
      <style:table-column-properties fo:break-before="auto" style:column-width="3.119cm"/>
    </style:style>
    <style:style style:name="ro1" style:family="table-row">
      <style:table-row-properties style:row-height="0.751cm" fo:break-before="auto" style:use-optimal-row-height="false"/>
    </style:style>
    <style:style style:name="ro2" style:family="table-row">
      <style:table-row-properties style:row-height="1.071cm" fo:break-before="auto" style:use-optimal-row-height="false"/>
    </style:style>
    <style:style style:name="ro3" style:family="table-row">
      <style:table-row-properties style:row-height="0.787cm" fo:break-before="auto" style:use-optimal-row-height="false"/>
    </style:style>
    <style:style style:name="ro4" style:family="table-row">
      <style:table-row-properties style:row-height="1.141cm" fo:break-before="auto" style:use-optimal-row-height="false"/>
    </style:style>
    <style:style style:name="ro5" style:family="table-row">
      <style:table-row-properties style:row-height="1.2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mains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scale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mains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mains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subs">
      <style:table-cell-properties style:text-align-source="fix" style:repeat-content="false" fo:border="non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fo:border-left="none" fo:border-right="none" fo:border-top="0.74pt solid #000000"/>
    </style:style>
    <style:style style:name="ce16" style:family="table-cell" style:parent-style-name="Default">
      <style:table-cell-properties fo:border="none"/>
    </style:style>
    <style:style style:name="ce11" style:family="table-cell" style:parent-style-name="subs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.353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.247cm"/>
    </style:style>
    <style:style style:name="T1" style:family="text">
      <style:text-properties style:font-name="FontAwesome1" style:font-name-asian="FontAwesome1" style:font-name-complex="FontAwesome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B2:Sheet1.I3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table:style-name="scale" office:value-type="string" calcext:value-type="string">
            <text:p>   <text:span text:style-name="T1"></text:span>      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 calcext:value-type="string" table:number-columns-spanned="8" table:number-rows-spanned="1">
            <text:p>5D<text:span text:style-name="T2"> s</text:span><text:span text:style-name="T3">elf evaluation</text:span></text:p>
          </table:table-cell>
          <table:covered-table-cell table:number-columns-repeated="7"/>
          <table:table-cell table:number-columns-repeated="6"/>
        </table:table-row>
        <table:table-row table:style-name="ro1">
          <table:table-cell/>
          <table:table-cell table:style-name="ce6" office:value-type="string" calcext:value-type="string" table:number-columns-spanned="8" table:number-rows-spanned="1">
            <text:p>Satisfactory           NOT on Standard  <text:span text:style-name="T1">          Time is Right to Level UP  </text:span> </text:p>
          </table:table-cell>
          <table:covered-table-cell table:number-columns-repeated="7"/>
          <table:table-cell table:number-columns-repeated="6"/>
        </table:table-row>
        <table:table-row table:style-name="ro2">
          <table:table-cell/>
          <table:table-cell table:style-name="ce5" office:value-type="string" calcext:value-type="string" table:number-columns-spanned="2" table:number-rows-spanned="1">
            <text:p>1) Care</text:p>
          </table:table-cell>
          <table:covered-table-cell/>
          <table:table-cell/>
          <table:table-cell table:style-name="ce8" office:value-type="string" calcext:value-type="string" table:number-columns-spanned="2" table:number-rows-spanned="1">
            <text:p>4) Steward</text:p>
          </table:table-cell>
          <table:covered-table-cell/>
          <table:table-cell/>
          <table:table-cell table:style-name="ce8" office:value-type="string" calcext:value-type="string" table:number-columns-spanned="2" table:number-rows-spanned="1">
            <text:p>5) Quality of Life</text:p>
          </table:table-cell>
          <table:covered-table-cell table:style-name="scale"/>
          <table:table-cell table:number-columns-repeated="6"/>
        </table:table-row>
        <table:table-row table:style-name="ro3">
          <table:table-cell/>
          <table:table-cell table:style-name="subs" office:value-type="string" calcext:value-type="string">
            <text:p>Sleep</text:p>
          </table:table-cell>
          <table:table-cell table:style-name="scale" table:formula="of:=[.$A$1]" office:value-type="string" office:string-value="         " calcext:value-type="string">
            <text:p> <text:s text:c="2"/> <text:s text:c="4"/> </text:p>
          </table:table-cell>
          <table:table-cell/>
          <table:table-cell table:style-name="subs" office:value-type="string" calcext:value-type="string">
            <text:p>Career</text:p>
          </table:table-cell>
          <table:table-cell table:style-name="scale" table:formula="of:=[.$A$1]" office:value-type="string" office:string-value="         " calcext:value-type="string">
            <text:p> <text:s text:c="2"/> <text:s text:c="4"/> </text:p>
          </table:table-cell>
          <table:table-cell/>
          <table:table-cell table:style-name="subs" office:value-type="string" calcext:value-type="string">
            <text:p>Environment</text:p>
          </table:table-cell>
          <table:table-cell table:style-name="scale"/>
          <table:table-cell table:number-columns-repeated="6"/>
        </table:table-row>
        <table:table-row table:style-name="ro3">
          <table:table-cell/>
          <table:table-cell table:style-name="subs" office:value-type="string" calcext:value-type="string">
            <text:p>Diet</text:p>
          </table:table-cell>
          <table:table-cell table:style-name="scale" table:formula="of:=[.$A$1]" office:value-type="string" office:string-value="         " calcext:value-type="string">
            <text:p> <text:s text:c="2"/> <text:s text:c="4"/> </text:p>
          </table:table-cell>
          <table:table-cell/>
          <table:table-cell table:style-name="subs" office:value-type="string" calcext:value-type="string">
            <text:p>Owner</text:p>
          </table:table-cell>
          <table:table-cell table:number-columns-repeated="2"/>
          <table:table-cell table:style-name="sub-subs" office:value-type="string" calcext:value-type="string">
            <text:p>house, town, area</text:p>
          </table:table-cell>
          <table:table-cell table:style-name="scale" table:formula="of:=[.$A$1]" office:value-type="string" office:string-value="         " calcext:value-type="string">
            <text:p> <text:s text:c="2"/> <text:s text:c="4"/> </text:p>
          </table:table-cell>
          <table:table-cell table:number-columns-repeated="6"/>
        </table:table-row>
        <table:table-row table:style-name="ro3">
          <table:table-cell/>
          <table:table-cell table:style-name="subs" office:value-type="string" calcext:value-type="string">
            <text:p>Fitness</text:p>
          </table:table-cell>
          <table:table-cell table:style-name="scale" table:formula="of:=[.$A$1]" office:value-type="string" office:string-value="         " calcext:value-type="string">
            <text:p> <text:s text:c="2"/> <text:s text:c="4"/> </text:p>
          </table:table-cell>
          <table:table-cell/>
          <table:table-cell table:style-name="sub-subs" office:value-type="string" calcext:value-type="string">
            <text:p>vehicles</text:p>
          </table:table-cell>
          <table:table-cell table:style-name="scale" table:formula="of:=[.$A$1]" office:value-type="string" office:string-value="         " calcext:value-type="string">
            <text:p> <text:s text:c="2"/> <text:s text:c="4"/> </text:p>
          </table:table-cell>
          <table:table-cell/>
          <table:table-cell table:style-name="sub-subs" office:value-type="string" calcext:value-type="string">
            <text:p>bedroom</text:p>
          </table:table-cell>
          <table:table-cell table:style-name="scale" table:formula="of:=[.$A$1]" office:value-type="string" office:string-value="         " calcext:value-type="string">
            <text:p> <text:s text:c="2"/> <text:s text:c="4"/> </text:p>
          </table:table-cell>
          <table:table-cell table:number-columns-repeated="6"/>
        </table:table-row>
        <table:table-row table:style-name="ro3">
          <table:table-cell/>
          <table:table-cell table:style-name="subs" office:value-type="string" calcext:value-type="string">
            <text:p>Spirituality</text:p>
          </table:table-cell>
          <table:table-cell table:style-name="scale" table:formula="of:=[.$A$1]" office:value-type="string" office:string-value="         " calcext:value-type="string">
            <text:p> <text:s text:c="2"/> <text:s text:c="4"/> </text:p>
          </table:table-cell>
          <table:table-cell/>
          <table:table-cell table:style-name="sub-subs" office:value-type="string" calcext:value-type="string">
            <text:p>property</text:p>
          </table:table-cell>
          <table:table-cell table:style-name="scale" table:formula="of:=[.$A$1]" office:value-type="string" office:string-value="         " calcext:value-type="string">
            <text:p> <text:s text:c="2"/> <text:s text:c="4"/> </text:p>
          </table:table-cell>
          <table:table-cell/>
          <table:table-cell table:style-name="sub-subs" office:value-type="string" calcext:value-type="string">
            <text:p>kitchen</text:p>
          </table:table-cell>
          <table:table-cell table:style-name="scale" table:formula="of:=[.$A$1]" office:value-type="string" office:string-value="         " calcext:value-type="string">
            <text:p> <text:s text:c="2"/> <text:s text:c="4"/> </text:p>
          </table:table-cell>
          <table:table-cell table:number-columns-repeated="6"/>
        </table:table-row>
        <table:table-row table:style-name="ro4">
          <table:table-cell/>
          <table:table-cell table:style-name="sub-subs" office:value-type="string" calcext:value-type="string">
            <text:p>peace, fullfillment, </text:p>
            <text:p>emotions</text:p>
          </table:table-cell>
          <table:table-cell table:style-name="scale" table:formula="of:=[.$A$1]" office:value-type="string" office:string-value="         " calcext:value-type="string">
            <text:p> <text:s text:c="2"/> <text:s text:c="4"/> </text:p>
          </table:table-cell>
          <table:table-cell/>
          <table:table-cell table:style-name="sub-subs" office:value-type="string" calcext:value-type="string">
            <text:p>belongings</text:p>
          </table:table-cell>
          <table:table-cell table:style-name="scale" table:formula="of:=[.$A$1]" office:value-type="string" office:string-value="         " calcext:value-type="string">
            <text:p> <text:s text:c="2"/> <text:s text:c="4"/> </text:p>
          </table:table-cell>
          <table:table-cell/>
          <table:table-cell table:style-name="sub-subs" office:value-type="string" calcext:value-type="string">
            <text:p>bathroom</text:p>
          </table:table-cell>
          <table:table-cell table:style-name="scale" table:formula="of:=[.$A$1]" office:value-type="string" office:string-value="         " calcext:value-type="string">
            <text:p> <text:s text:c="2"/> <text:s text:c="4"/> 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sub-subs" office:value-type="string" calcext:value-type="string">
            <text:p>animals</text:p>
          </table:table-cell>
          <table:table-cell table:style-name="scale" table:formula="of:=[.$A$1]" office:value-type="string" office:string-value="         " calcext:value-type="string">
            <text:p> <text:s text:c="2"/> <text:s text:c="4"/> </text:p>
          </table:table-cell>
          <table:table-cell/>
          <table:table-cell table:style-name="sub-subs" office:value-type="string" calcext:value-type="string">
            <text:p>garden</text:p>
          </table:table-cell>
          <table:table-cell table:style-name="scale" table:formula="of:=[.$A$1]" office:value-type="string" office:string-value="         " calcext:value-type="string">
            <text:p> <text:s text:c="2"/> <text:s text:c="4"/> 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 calcext:value-type="string" table:number-columns-spanned="2" table:number-rows-spanned="1">
            <text:p>2) Share</text:p>
          </table:table-cell>
          <table:covered-table-cell/>
          <table:table-cell/>
          <table:table-cell table:style-name="subs" office:value-type="string" calcext:value-type="string">
            <text:p>Entrepreneur</text:p>
          </table:table-cell>
          <table:table-cell table:style-name="scale" table:formula="of:=[.$A$1]" office:value-type="string" office:string-value="         " calcext:value-type="string">
            <text:p> <text:s text:c="2"/> <text:s text:c="4"/> </text:p>
          </table:table-cell>
          <table:table-cell/>
          <table:table-cell table:style-name="sub-subs" office:value-type="string" calcext:value-type="string">
            <text:p>work</text:p>
          </table:table-cell>
          <table:table-cell table:style-name="scale" table:formula="of:=[.$A$1]" office:value-type="string" office:string-value="         " calcext:value-type="string">
            <text:p> <text:s text:c="2"/> <text:s text:c="4"/> </text:p>
          </table:table-cell>
          <table:table-cell table:number-columns-repeated="6"/>
        </table:table-row>
        <table:table-row table:style-name="ro5">
          <table:table-cell/>
          <table:table-cell table:style-name="subs" office:value-type="string" calcext:value-type="string">
            <text:p>Self concept</text:p>
            <text:p>EQ, Character</text:p>
          </table:table-cell>
          <table:table-cell table:style-name="scale" table:formula="of:=[.$A$1]" office:value-type="string" office:string-value="         " calcext:value-type="string">
            <text:p> <text:s text:c="2"/> <text:s text:c="4"/> </text:p>
          </table:table-cell>
          <table:table-cell/>
          <table:table-cell table:style-name="subs" office:value-type="string" calcext:value-type="string">
            <text:p>Money</text:p>
          </table:table-cell>
          <table:table-cell table:number-columns-repeated="2"/>
          <table:table-cell table:style-name="subs" office:value-type="string" calcext:value-type="string">
            <text:p>Experiences</text:p>
          </table:table-cell>
          <table:table-cell table:number-columns-repeated="7"/>
        </table:table-row>
        <table:table-row table:style-name="ro3">
          <table:table-cell/>
          <table:table-cell table:style-name="subs" office:value-type="string" calcext:value-type="string">
            <text:p>Love Life</text:p>
          </table:table-cell>
          <table:table-cell table:style-name="scale" table:formula="of:=[.$A$1]" office:value-type="string" office:string-value="         " calcext:value-type="string">
            <text:p> <text:s text:c="2"/> <text:s text:c="4"/> </text:p>
          </table:table-cell>
          <table:table-cell/>
          <table:table-cell table:style-name="sub-subs" office:value-type="string" calcext:value-type="string">
            <text:p>income</text:p>
          </table:table-cell>
          <table:table-cell table:style-name="scale" table:formula="of:=[.$A$1]" office:value-type="string" office:string-value="         " calcext:value-type="string">
            <text:p> <text:s text:c="2"/> <text:s text:c="4"/> </text:p>
          </table:table-cell>
          <table:table-cell/>
          <table:table-cell table:style-name="sub-subs" office:value-type="string" calcext:value-type="string">
            <text:p>frequency</text:p>
          </table:table-cell>
          <table:table-cell table:style-name="scale" table:formula="of:=[.$A$1]" office:value-type="string" office:string-value="         " calcext:value-type="string">
            <text:p> <text:s text:c="2"/> <text:s text:c="4"/> </text:p>
          </table:table-cell>
          <table:table-cell table:number-columns-repeated="6"/>
        </table:table-row>
        <table:table-row table:style-name="ro3">
          <table:table-cell/>
          <table:table-cell table:style-name="subs" office:value-type="string" calcext:value-type="string">
            <text:p>Parenting</text:p>
          </table:table-cell>
          <table:table-cell table:style-name="scale" table:formula="of:=[.$A$1]" office:value-type="string" office:string-value="         " calcext:value-type="string">
            <text:p> <text:s text:c="2"/> <text:s text:c="4"/> </text:p>
          </table:table-cell>
          <table:table-cell/>
          <table:table-cell table:style-name="sub-subs" office:value-type="string" calcext:value-type="string">
            <text:p>expenses</text:p>
          </table:table-cell>
          <table:table-cell table:style-name="scale" table:formula="of:=[.$A$1]" office:value-type="string" office:string-value="         " calcext:value-type="string">
            <text:p> <text:s text:c="2"/> <text:s text:c="4"/> </text:p>
          </table:table-cell>
          <table:table-cell/>
          <table:table-cell table:style-name="sub-subs" office:value-type="string" calcext:value-type="string">
            <text:p>type</text:p>
          </table:table-cell>
          <table:table-cell table:style-name="scale" table:formula="of:=[.$A$1]" office:value-type="string" office:string-value="         " calcext:value-type="string">
            <text:p> <text:s text:c="2"/> <text:s text:c="4"/> </text:p>
          </table:table-cell>
          <table:table-cell table:number-columns-repeated="6"/>
        </table:table-row>
        <table:table-row table:style-name="ro3">
          <table:table-cell/>
          <table:table-cell table:style-name="subs" office:value-type="string" calcext:value-type="string">
            <text:p>Family, Friends</text:p>
          </table:table-cell>
          <table:table-cell table:style-name="scale" table:formula="of:=[.$A$1]" office:value-type="string" office:string-value="         " calcext:value-type="string">
            <text:p> <text:s text:c="2"/> <text:s text:c="4"/> </text:p>
          </table:table-cell>
          <table:table-cell/>
          <table:table-cell table:style-name="sub-subs" office:value-type="string" calcext:value-type="string">
            <text:p>assets</text:p>
          </table:table-cell>
          <table:table-cell table:style-name="scale" table:formula="of:=[.$A$1]" office:value-type="string" office:string-value="         " calcext:value-type="string">
            <text:p> <text:s text:c="2"/> <text:s text:c="4"/> </text:p>
          </table:table-cell>
          <table:table-cell/>
          <table:table-cell table:style-name="subs" office:value-type="string" calcext:value-type="string">
            <text:p>Contribution </text:p>
          </table:table-cell>
          <table:table-cell table:style-name="scale" table:formula="of:=[.$A$1]" office:value-type="string" office:string-value="         " calcext:value-type="string">
            <text:p> <text:s text:c="2"/> <text:s text:c="4"/> 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sub-subs" office:value-type="string" calcext:value-type="string">
            <text:p>debts</text:p>
          </table:table-cell>
          <table:table-cell table:style-name="scale" table:formula="of:=[.$A$1]" office:value-type="string" office:string-value="         " calcext:value-type="string">
            <text:p> <text:s text:c="2"/> <text:s text:c="4"/> </text:p>
          </table:table-cell>
          <table:table-cell table:number-columns-repeated="9"/>
        </table:table-row>
        <table:table-row table:style-name="ro2">
          <table:table-cell/>
          <table:table-cell table:style-name="ce8" office:value-type="string" calcext:value-type="string" table:number-columns-spanned="2" table:number-rows-spanned="1">
            <text:p>3)Growth</text:p>
          </table:table-cell>
          <table:covered-table-cell/>
          <table:table-cell/>
          <table:table-cell table:style-name="sub-subs" office:value-type="string" calcext:value-type="string">
            <text:p>insurances</text:p>
          </table:table-cell>
          <table:table-cell table:style-name="scale" table:formula="of:=[.$A$1]" office:value-type="string" office:string-value="         " calcext:value-type="string">
            <text:p> <text:s text:c="2"/> <text:s text:c="4"/> </text:p>
          </table:table-cell>
          <table:table-cell/>
          <table:table-cell table:style-name="ce11" office:value-type="string" calcext:value-type="string" table:number-columns-spanned="2" table:number-rows-spanned="1">
            <text:p>What can improve? <text:s text:c="2"/></text:p>
          </table:table-cell>
          <table:covered-table-cell/>
          <table:table-cell table:number-columns-repeated="6"/>
        </table:table-row>
        <table:table-row table:style-name="ro3">
          <table:table-cell/>
          <table:table-cell table:style-name="subs" office:value-type="string" calcext:value-type="string">
            <text:p>Creativity</text:p>
          </table:table-cell>
          <table:table-cell table:style-name="scale" table:formula="of:=[.$A$1]" office:value-type="string" office:string-value="         " calcext:value-type="string">
            <text:p> <text:s text:c="2"/> <text:s text:c="4"/> </text:p>
          </table:table-cell>
          <table:table-cell/>
          <table:table-cell table:style-name="sub-subs" office:value-type="string" calcext:value-type="string">
            <text:p>trusts &amp;testaments</text:p>
          </table:table-cell>
          <table:table-cell table:style-name="scale" table:formula="of:=[.$A$1]" office:value-type="string" office:string-value="         " calcext:value-type="string">
            <text:p> <text:s text:c="2"/> <text:s text:c="4"/> </text:p>
          </table:table-cell>
          <table:table-cell/>
          <table:table-cell table:style-name="ce13" table:number-columns-repeated="2"/>
          <table:table-cell table:number-columns-repeated="6"/>
        </table:table-row>
        <table:table-row table:style-name="ro3">
          <table:table-cell/>
          <table:table-cell table:style-name="subs" office:value-type="string" calcext:value-type="string">
            <text:p>Intellectual</text:p>
          </table:table-cell>
          <table:table-cell table:style-name="scale" table:formula="of:=[.$A$1]" office:value-type="string" office:string-value="         " calcext:value-type="string">
            <text:p> <text:s text:c="2"/> <text:s text:c="4"/> </text:p>
          </table:table-cell>
          <table:table-cell/>
          <table:table-cell table:style-name="sub-subs" office:value-type="string" calcext:value-type="string">
            <text:p>investments</text:p>
          </table:table-cell>
          <table:table-cell table:style-name="scale" table:formula="of:=[.$A$1]" office:value-type="string" office:string-value="         " calcext:value-type="string">
            <text:p> <text:s text:c="2"/> <text:s text:c="4"/> </text:p>
          </table:table-cell>
          <table:table-cell/>
          <table:table-cell table:style-name="ce13" table:number-columns-repeated="2"/>
          <table:table-cell table:number-columns-repeated="6"/>
        </table:table-row>
        <table:table-row table:style-name="ro3">
          <table:table-cell/>
          <table:table-cell table:style-name="subs" office:value-type="string" calcext:value-type="string">
            <text:p>Skills</text:p>
          </table:table-cell>
          <table:table-cell table:style-name="scale" table:formula="of:=[.$A$1]" office:value-type="string" office:string-value="         " calcext:value-type="string">
            <text:p> <text:s text:c="2"/> <text:s text:c="4"/> </text:p>
          </table:table-cell>
          <table:table-cell/>
          <table:table-cell table:style-name="sub-subs" office:value-type="string" calcext:value-type="string">
            <text:p>emotions</text:p>
          </table:table-cell>
          <table:table-cell table:style-name="scale" table:formula="of:=[.$A$1]" office:value-type="string" office:string-value="         " calcext:value-type="string">
            <text:p> <text:s text:c="2"/> <text:s text:c="4"/> </text:p>
          </table:table-cell>
          <table:table-cell/>
          <table:table-cell table:style-name="ce13" table:number-columns-repeated="2"/>
          <table:table-cell table:number-columns-repeated="6"/>
        </table:table-row>
        <table:table-row table:style-name="ro1">
          <table:table-cell/>
          <table:table-cell table:style-name="sub-subs" office:value-type="string" calcext:value-type="string" table:number-columns-spanned="1" table:number-rows-spanned="2">
            <text:p>Relations, Technical</text:p>
            <text:p>Business, Coaching</text:p>
            <text:p>Speaking, ................</text:p>
          </table:table-cell>
          <table:table-cell table:style-name="scale" table:formula="of:=[.$A$1]" office:value-type="string" office:string-value="         " calcext:value-type="string">
            <text:p> <text:s text:c="2"/> <text:s text:c="4"/> </text:p>
          </table:table-cell>
          <table:table-cell table:number-columns-repeated="4"/>
          <table:table-cell table:style-name="ce13" table:number-columns-repeated="2"/>
          <table:table-cell table:number-columns-repeated="6"/>
        </table:table-row>
        <table:table-row table:style-name="ro3">
          <table:table-cell/>
          <table:covered-table-cell table:style-name="sub-subs"/>
          <table:table-cell table:style-name="scale"/>
          <table:table-cell/>
          <table:table-cell table:style-name="ce11" office:value-type="string" calcext:value-type="string" table:number-columns-spanned="2" table:number-rows-spanned="1">
            <text:p>What can you Mentor?</text:p>
          </table:table-cell>
          <table:covered-table-cell/>
          <table:table-cell/>
          <table:table-cell table:style-name="ce13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ce18"/>
          <table:table-cell table:style-name="ce13"/>
          <table:table-cell/>
          <table:table-cell table:style-name="ce13" table:number-columns-repeated="2"/>
          <table:table-cell table:number-columns-repeated="6"/>
        </table:table-row>
        <table:table-row table:style-name="ro3">
          <table:table-cell/>
          <table:table-cell table:style-name="ce10" office:value-type="string" calcext:value-type="string" table:number-columns-spanned="2" table:number-rows-spanned="1">
            <text:p>Greatest opporunity?</text:p>
          </table:table-cell>
          <table:covered-table-cell table:style-name="ce16"/>
          <table:table-cell table:style-name="ce16"/>
          <table:table-cell table:style-name="ce13" table:number-columns-repeated="2"/>
          <table:table-cell/>
          <table:table-cell table:style-name="ce13" table:number-columns-repeated="2"/>
          <table:table-cell table:number-columns-repeated="6"/>
        </table:table-row>
        <table:table-row table:style-name="ro1" table:number-rows-repeated="4">
          <table:table-cell/>
          <table:table-cell table:style-name="ce13" table:number-columns-repeated="2"/>
          <table:table-cell table:style-name="ce16"/>
          <table:table-cell table:style-name="ce13" table:number-columns-repeated="2"/>
          <table:table-cell/>
          <table:table-cell table:style-name="ce13" table:number-columns-repeated="2"/>
          <table:table-cell table:number-columns-repeated="6"/>
        </table:table-row>
        <table:table-row table:style-name="ro1">
          <table:table-cell/>
          <table:table-cell table:style-name="ce16" table:number-columns-repeated="5"/>
          <table:table-cell/>
          <table:table-cell table:style-name="ce13" table:number-columns-repeated="2"/>
          <table:table-cell table:number-columns-repeated="6"/>
        </table:table-row>
        <table:table-row table:style-name="ro3">
          <table:table-cell/>
          <table:table-cell table:style-name="ce10" office:value-type="string" calcext:value-type="string" table:number-columns-spanned="5" table:number-rows-spanned="1">
            <text:p>Greatest wish?</text:p>
          </table:table-cell>
          <table:covered-table-cell table:number-columns-repeated="4" table:style-name="ce16"/>
          <table:table-cell/>
          <table:table-cell table:style-name="ce13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ce13" table:number-columns-repeated="5"/>
          <table:table-cell/>
          <table:table-cell table:style-name="ce18"/>
          <table:table-cell table:style-name="ce13"/>
          <table:table-cell table:number-columns-repeated="6"/>
        </table:table-row>
        <table:table-row table:style-name="ro1">
          <table:table-cell/>
          <table:table-cell table:style-name="ce13" table:number-columns-repeated="4"/>
          <table:table-cell table:style-name="ce12"/>
          <table:table-cell table:style-name="ce14"/>
          <table:table-cell table:style-name="ce12" table:number-columns-repeated="2"/>
          <table:table-cell table:number-columns-repeated="6"/>
        </table:table-row>
        <table:table-row table:style-name="ro1" table:number-rows-repeated="1048541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ontAwesome" svg:font-family="FontAwesome" style:font-adornments="Regular" style:font-pitch="variable"/>
    <style:font-face style:name="FontAwesome1" svg:font-family="FontAwesom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vertical-align="midd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cale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use-window-font-color="true" style:font-name="FontAwesome" fo:font-family="FontAwesome" style:font-style-name="Regular" style:font-pitch="variable" fo:font-size="9pt" style:font-size-asian="9pt" style:font-size-complex="9pt"/>
    </style:style>
    <style:style style:name="sub-subs" style:family="table-cell" style:parent-style-name="Default">
      <style:table-cell-properties fo:background-color="#eeeeee" style:diagonal-bl-tr="none" style:diagonal-tl-br="none" style:text-align-source="fix" style:repeat-content="false"/>
      <style:paragraph-properties fo:text-align="start" fo:margin-left="0.353cm"/>
      <style:text-properties fo:font-style="italic" style:font-style-asian="italic" style:font-style-complex="italic"/>
    </style:style>
    <style:style style:name="mains" style:family="table-cell" style:parent-style-name="Default">
      <style:table-cell-properties fo:background-color="#dddddd" style:diagonal-bl-tr="none" style:diagonal-tl-br="none" style:text-align-source="fix" style:repeat-content="false" fo:wrap-option="wrap" fo:padding="0.136cm" style:vertical-align="middle"/>
      <style:paragraph-properties fo:text-align="center"/>
      <style:text-properties fo:font-size="13pt" style:text-underline-style="none" fo:font-weight="bold" style:font-weight-asian="bold" style:font-weight-complex="600" style:text-overline-style="none" style:text-overline-color="font-color"/>
    </style:style>
    <style:style style:name="subs" style:family="table-cell" style:parent-style-name="Default">
      <style:table-cell-properties fo:background-color="#eeeeee" style:diagonal-bl-tr="none" style:diagonal-tl-br="none" style:text-align-source="fix" style:repeat-content="false"/>
      <style:paragraph-properties fo:text-align="start" fo:margin-left="0.176cm"/>
      <style:text-properties fo:font-size="11pt" style:text-underline-style="none" fo:font-weight="bold" style:font-weight-asian="bold" style:font-weight-complex="600"/>
    </style:styl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cale-to-X="1" style:scale-to-Y="1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07T14:41:04.345488145</meta:creation-date>
    <dc:date>2022-10-11T13:01:22.173778220</dc:date>
    <meta:editing-duration>PT4H9M36S</meta:editing-duration>
    <meta:editing-cycles>80</meta:editing-cycles>
    <meta:generator>LibreOffice/7.3.6.2$Linux_X86_64 LibreOffice_project/c28ca90fd6e1a19e189fc16c05f8f8924961e12e</meta:generator>
    <meta:document-statistic meta:table-count="1" meta:cell-count="88" meta:object-count="0"/>
  </office:meta>
</office:document-meta>
</file>